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text:list-style style:name="LFO4">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justify" fo:margin-bottom="0in" fo:line-height="100%" fo:background-color="#FFFFFF"/>
    </style:style>
    <style:style style:name="T2" style:parent-style-name="DefaultParagraphFont" style:family="text">
      <style:text-properties style:font-name-asian="Times New Roman" style:font-name-complex="Arial" fo:font-weight="bold" style:font-weight-asian="bold" fo:color="#000000" fo:font-size="12pt" style:font-size-asian="12pt" style:font-size-complex="12pt" style:language-asian="id" style:country-asian="ID"/>
    </style:style>
    <style:style style:name="P3" style:parent-style-name="ListParagraph" style:family="paragraph">
      <style:paragraph-properties fo:text-align="justify" fo:margin-bottom="0.0694in" style:line-height-at-least="0.218in" fo:margin-left="0in" fo:background-color="#FFFFFF">
        <style:tab-stops/>
      </style:paragraph-properties>
    </style:style>
    <style:style style:name="T4"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P5" style:parent-style-name="Standard" style:family="paragraph">
      <style:paragraph-properties fo:text-align="justify" fo:margin-bottom="0.0694in" style:line-height-at-least="0.218in" fo:background-color="#FFFFFF"/>
    </style:style>
    <style:style style:name="T6"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T7" style:parent-style-name="DefaultParagraphFont" style:family="text">
      <style:text-properties style:font-name-asian="Times New Roman" style:font-name-complex="Arial" fo:color="#000080" fo:font-size="12pt" style:font-size-asian="12pt" style:font-size-complex="12pt" style:language-asian="id" style:country-asian="ID"/>
    </style:style>
    <style:style style:name="P8" style:parent-style-name="Standard" style:family="paragraph">
      <style:paragraph-properties fo:text-align="justify" fo:margin-bottom="0.0694in" style:line-height-at-least="0.218in" fo:background-color="#FFFFFF"/>
    </style:style>
    <style:style style:name="T9"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P10" style:parent-style-name="Standard" style:family="paragraph">
      <style:paragraph-properties fo:text-align="justify" fo:margin-bottom="0.0694in" style:line-height-at-least="0.218in" fo:background-color="#FFFFFF"/>
    </style:style>
    <style:style style:name="T11"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T12" style:parent-style-name="DefaultParagraphFont" style:family="text">
      <style:text-properties style:font-name-asian="Times New Roman" style:font-name-complex="Arial" fo:color="#000000" fo:font-size="12pt" style:font-size-asian="12pt" style:font-size-complex="12pt" fo:language="en" fo:country="US" style:language-asian="id" style:country-asian="ID"/>
    </style:style>
    <style:style style:name="T13"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P14" style:parent-style-name="Standard" style:family="paragraph">
      <style:paragraph-properties fo:text-align="justify" fo:margin-bottom="0.0694in" style:line-height-at-least="0.218in" fo:background-color="#FFFFFF"/>
    </style:style>
    <style:style style:name="T15" style:parent-style-name="DefaultParagraphFont" style:family="text">
      <style:text-properties style:font-name-asian="Times New Roman" style:font-name-complex="Arial" fo:color="#000000" fo:font-size="12pt" style:font-size-asian="12pt" style:font-size-complex="12pt" fo:language="en" fo:country="US" style:language-asian="id" style:country-asian="ID"/>
    </style:style>
    <style:style style:name="T16"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T17"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T18" style:parent-style-name="DefaultParagraphFont" style:family="text">
      <style:text-properties style:font-name-asian="Times New Roman" style:font-name-complex="Arial" fo:color="#000000" fo:font-size="12pt" style:font-size-asian="12pt" style:font-size-complex="12pt" fo:language="en" fo:country="US" style:language-asian="id" style:country-asian="ID"/>
    </style:style>
    <style:style style:name="T19"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P20" style:parent-style-name="Standard" style:family="paragraph">
      <style:paragraph-properties fo:text-align="justify" fo:margin-bottom="0.0694in" style:line-height-at-least="0.218in" fo:background-color="#FFFFFF"/>
    </style:style>
    <style:style style:name="T21" style:parent-style-name="DefaultParagraphFont" style:family="text">
      <style:text-properties style:font-name-asian="Times New Roman" style:font-name-complex="Arial" fo:color="#000000" fo:font-size="12pt" style:font-size-asian="12pt" style:font-size-complex="12pt" fo:language="en" fo:country="US" style:language-asian="id" style:country-asian="ID"/>
    </style:style>
    <style:style style:name="T22"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T23" style:parent-style-name="DefaultParagraphFont" style:family="text">
      <style:text-properties style:font-name-asian="Times New Roman" style:font-name-complex="Arial" fo:color="#000000" fo:font-size="12pt" style:font-size-asian="12pt" style:font-size-complex="12pt" fo:language="en" fo:country="US" style:language-asian="id" style:country-asian="ID"/>
    </style:style>
    <style:style style:name="T24"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P25" style:parent-style-name="Standard" style:family="paragraph">
      <style:paragraph-properties fo:text-align="justify" fo:margin-bottom="0.0694in" style:line-height-at-least="0.218in" fo:background-color="#FFFFFF"/>
    </style:style>
    <style:style style:name="T26" style:parent-style-name="DefaultParagraphFont" style:family="text">
      <style:text-properties style:font-name-asian="Times New Roman" style:font-name-complex="Arial" fo:color="#000000" fo:font-size="12pt" style:font-size-asian="12pt" style:font-size-complex="12pt" fo:language="en" fo:country="US" style:language-asian="id" style:country-asian="ID"/>
    </style:style>
    <style:style style:name="T27"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T28" style:parent-style-name="DefaultParagraphFont" style:family="text">
      <style:text-properties style:font-name-asian="Times New Roman" style:font-name-complex="Arial" fo:color="#000000" fo:font-size="12pt" style:font-size-asian="12pt" style:font-size-complex="12pt" fo:language="en" fo:country="US" style:language-asian="id" style:country-asian="ID"/>
    </style:style>
    <style:style style:name="T29"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P30" style:parent-style-name="Standard" style:family="paragraph">
      <style:paragraph-properties fo:text-align="justify" fo:margin-bottom="0.0694in" style:line-height-at-least="0.218in" fo:background-color="#FFFFFF"/>
    </style:style>
    <style:style style:name="T31"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P32" style:parent-style-name="Standard" style:family="paragraph">
      <style:paragraph-properties fo:text-align="justify" fo:margin-bottom="0.0694in" style:line-height-at-least="0.218in" fo:background-color="#FFFFFF"/>
    </style:style>
    <style:style style:name="T33"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P34" style:parent-style-name="Standard" style:family="paragraph">
      <style:paragraph-properties fo:text-align="justify" fo:margin-bottom="0in" fo:line-height="100%" fo:background-color="#FFFFFF"/>
      <style:text-properties style:font-name-asian="Times New Roman" style:font-name-complex="Arial" fo:font-weight="bold" style:font-weight-asian="bold" fo:text-transform="uppercase" fo:font-size="12pt" style:font-size-asian="12pt" style:font-size-complex="12pt" style:language-asian="id" style:country-asian="ID"/>
    </style:style>
    <style:style style:name="P35" style:parent-style-name="Standard" style:family="paragraph">
      <style:paragraph-properties fo:text-align="center" fo:margin-bottom="0in" fo:line-height="100%" fo:background-color="#FFFFFF"/>
    </style:style>
    <style:style style:name="T36" style:parent-style-name="DefaultParagraphFont" style:family="text">
      <style:text-properties style:font-name-asian="Times New Roman" style:font-name-complex="Arial" fo:font-weight="bold" style:font-weight-asian="bold" fo:text-transform="uppercase" fo:font-size="12pt" style:font-size-asian="12pt" style:font-size-complex="12pt" style:language-asian="id" style:country-asian="ID"/>
    </style:style>
    <style:style style:name="P37" style:parent-style-name="Standard" style:family="paragraph">
      <style:paragraph-properties fo:text-align="justify" fo:margin-bottom="0in" fo:line-height="100%" fo:background-color="#FFFFFF"/>
      <style:text-properties style:font-name-asian="Times New Roman" style:font-name-complex="Arial" fo:font-weight="bold" style:font-weight-asian="bold" fo:text-transform="uppercase" fo:font-size="12pt" style:font-size-asian="12pt" style:font-size-complex="12pt" style:language-asian="id" style:country-asian="ID"/>
    </style:style>
    <style:style style:name="P38" style:parent-style-name="Standard" style:family="paragraph">
      <style:paragraph-properties fo:text-align="justify" fo:margin-bottom="0.0694in" style:line-height-at-least="0.218in" fo:background-color="#FFFFFF"/>
    </style:style>
    <style:style style:name="T39" style:parent-style-name="DefaultParagraphFont" style:family="text">
      <style:text-properties style:font-name-asian="Times New Roman" style:font-name-complex="Arial" fo:font-size="12pt" style:font-size-asian="12pt" style:font-size-complex="12pt" style:language-asian="id" style:country-asian="ID"/>
    </style:style>
    <style:style style:name="T40" style:parent-style-name="DefaultParagraphFont" style:family="text">
      <style:text-properties style:font-name-asian="Times New Roman" style:font-name-complex="Arial" fo:font-size="12pt" style:font-size-asian="12pt" style:font-size-complex="12pt" style:language-asian="id" style:country-asian="ID"/>
    </style:style>
    <style:style style:name="T41" style:parent-style-name="DefaultParagraphFont" style:family="text">
      <style:text-properties style:font-name-asian="Times New Roman" style:font-name-complex="Arial" fo:font-size="12pt" style:font-size-asian="12pt" style:font-size-complex="12pt" style:language-asian="id" style:country-asian="ID"/>
    </style:style>
    <style:style style:name="T42" style:parent-style-name="DefaultParagraphFont" style:family="text">
      <style:text-properties style:font-name-asian="Times New Roman" style:font-name-complex="Arial" fo:color="#1F497D" fo:font-size="12pt" style:font-size-asian="12pt" style:font-size-complex="12pt" style:language-asian="id" style:country-asian="ID"/>
    </style:style>
    <style:style style:name="T43" style:parent-style-name="DefaultParagraphFont" style:family="text">
      <style:text-properties style:font-name-asian="Times New Roman" style:font-name-complex="Arial" fo:color="#FF0000" fo:font-size="12pt" style:font-size-asian="12pt" style:font-size-complex="12pt" style:language-asian="id" style:country-asian="ID"/>
    </style:style>
    <style:style style:name="P44" style:parent-style-name="Standard" style:family="paragraph">
      <style:paragraph-properties fo:text-align="justify" fo:margin-bottom="0.0694in" style:line-height-at-least="0.218in" fo:background-color="#FFFFFF"/>
    </style:style>
    <style:style style:name="T45" style:parent-style-name="DefaultParagraphFont" style:family="text">
      <style:text-properties style:font-name-asian="Times New Roman" style:font-name-complex="Arial" fo:color="#FF0000" fo:font-size="12pt" style:font-size-asian="12pt" style:font-size-complex="12pt" style:language-asian="id" style:country-asian="ID"/>
    </style:style>
    <style:style style:name="T46" style:parent-style-name="DefaultParagraphFont" style:family="text">
      <style:text-properties style:font-name-asian="Times New Roman" style:font-name-complex="Arial" fo:font-size="12pt" style:font-size-asian="12pt" style:font-size-complex="12pt" style:language-asian="id" style:country-asian="ID"/>
    </style:style>
    <style:style style:name="T47" style:parent-style-name="DefaultParagraphFont" style:family="text">
      <style:text-properties style:font-name-asian="Times New Roman" style:font-name-complex="Arial" fo:font-size="12pt" style:font-size-asian="12pt" style:font-size-complex="12pt" fo:language="en" fo:country="US" style:language-asian="id" style:country-asian="ID"/>
    </style:style>
    <style:style style:name="T48" style:parent-style-name="DefaultParagraphFont" style:family="text">
      <style:text-properties style:font-name-asian="Times New Roman" style:font-name-complex="Arial" fo:font-size="12pt" style:font-size-asian="12pt" style:font-size-complex="12pt" style:language-asian="id" style:country-asian="ID"/>
    </style:style>
    <style:style style:name="T49" style:parent-style-name="DefaultParagraphFont" style:family="text">
      <style:text-properties style:font-name-asian="Times New Roman" style:font-name-complex="Arial" fo:font-size="12pt" style:font-size-asian="12pt" style:font-size-complex="12pt" style:language-asian="id" style:country-asian="ID"/>
    </style:style>
    <style:style style:name="T50" style:parent-style-name="DefaultParagraphFont" style:family="text">
      <style:text-properties style:font-name-asian="Times New Roman" style:font-name-complex="Arial" fo:font-size="12pt" style:font-size-asian="12pt" style:font-size-complex="12pt" style:language-asian="id" style:country-asian="ID"/>
    </style:style>
    <style:style style:name="T51" style:parent-style-name="DefaultParagraphFont" style:family="text">
      <style:text-properties style:font-name-asian="Times New Roman" style:font-name-complex="Arial" fo:font-size="12pt" style:font-size-asian="12pt" style:font-size-complex="12pt" fo:language="en" fo:country="US" style:language-asian="id" style:country-asian="ID"/>
    </style:style>
    <style:style style:name="T52" style:parent-style-name="DefaultParagraphFont" style:family="text">
      <style:text-properties style:font-name-asian="Times New Roman" style:font-name-complex="Arial" fo:font-size="12pt" style:font-size-asian="12pt" style:font-size-complex="12pt" style:language-asian="id" style:country-asian="ID"/>
    </style:style>
    <style:style style:name="T53" style:parent-style-name="DefaultParagraphFont" style:family="text">
      <style:text-properties style:font-name-asian="Times New Roman" style:font-name-complex="Arial" fo:font-size="12pt" style:font-size-asian="12pt" style:font-size-complex="12pt" fo:language="en" fo:country="US" style:language-asian="id" style:country-asian="ID"/>
    </style:style>
    <style:style style:name="T54" style:parent-style-name="DefaultParagraphFont" style:family="text">
      <style:text-properties style:font-name-asian="Times New Roman" style:font-name-complex="Arial" fo:font-size="12pt" style:font-size-asian="12pt" style:font-size-complex="12pt" style:language-asian="id" style:country-asian="ID"/>
    </style:style>
    <style:style style:name="T55" style:parent-style-name="DefaultParagraphFont" style:family="text">
      <style:text-properties style:font-name-asian="Times New Roman" style:font-name-complex="Arial" fo:font-size="12pt" style:font-size-asian="12pt" style:font-size-complex="12pt" style:language-asian="id" style:country-asian="ID"/>
    </style:style>
    <style:style style:name="T56" style:parent-style-name="DefaultParagraphFont" style:family="text">
      <style:text-properties style:font-name-asian="Times New Roman" style:font-name-complex="Arial" fo:font-size="12pt" style:font-size-asian="12pt" style:font-size-complex="12pt" fo:language="en" fo:country="US" style:language-asian="id" style:country-asian="ID"/>
    </style:style>
    <style:style style:name="T57" style:parent-style-name="DefaultParagraphFont" style:family="text">
      <style:text-properties style:font-name-asian="Times New Roman" style:font-name-complex="Arial" fo:font-style="italic" style:font-style-asian="italic" style:font-style-complex="italic" fo:font-size="12pt" style:font-size-asian="12pt" style:font-size-complex="12pt" fo:language="en" fo:country="US" style:language-asian="id" style:country-asian="ID"/>
    </style:style>
    <style:style style:name="T58" style:parent-style-name="DefaultParagraphFont" style:family="text">
      <style:text-properties style:font-name-asian="Times New Roman" style:font-name-complex="Arial" fo:font-size="12pt" style:font-size-asian="12pt" style:font-size-complex="12pt" style:language-asian="id" style:country-asian="ID"/>
    </style:style>
    <style:style style:name="T59" style:parent-style-name="DefaultParagraphFont" style:family="text">
      <style:text-properties style:font-name-asian="Times New Roman" style:font-name-complex="Arial" fo:font-size="12pt" style:font-size-asian="12pt" style:font-size-complex="12pt" fo:language="en" fo:country="US" style:language-asian="id" style:country-asian="ID"/>
    </style:style>
    <style:style style:name="T60" style:parent-style-name="DefaultParagraphFont" style:family="text">
      <style:text-properties style:font-name-asian="Times New Roman" style:font-name-complex="Arial" fo:font-size="12pt" style:font-size-asian="12pt" style:font-size-complex="12pt" style:language-asian="id" style:country-asian="ID"/>
    </style:style>
    <style:style style:name="P61" style:parent-style-name="Standard" style:family="paragraph">
      <style:paragraph-properties fo:text-align="justify" fo:margin-bottom="0.0694in" style:line-height-at-least="0.218in" fo:background-color="#FFFFFF"/>
    </style:style>
    <style:style style:name="T62"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T63"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P64" style:parent-style-name="Standard" style:family="paragraph">
      <style:paragraph-properties fo:text-align="justify" fo:margin-bottom="0.0694in" style:line-height-at-least="0.218in" fo:background-color="#FFFFFF"/>
    </style:style>
    <style:style style:name="T65"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P66" style:parent-style-name="Standard" style:master-page-name="MP1" style:family="paragraph">
      <style:paragraph-properties fo:break-before="page" fo:text-align="justify" fo:margin-bottom="0in" fo:line-height="100%" fo:background-color="#FFFFFF"/>
    </style:style>
    <style:style style:name="T67" style:parent-style-name="DefaultParagraphFont" style:family="text">
      <style:text-properties style:font-name-asian="Times New Roman" style:font-name-complex="Arial" fo:font-weight="bold" style:font-weight-asian="bold" fo:text-transform="uppercase" fo:font-size="12pt" style:font-size-asian="12pt" style:font-size-complex="12pt" style:language-asian="id" style:country-asian="ID"/>
    </style:style>
    <style:style style:name="T68" style:parent-style-name="DefaultParagraphFont" style:family="text">
      <style:text-properties style:font-name-asian="Times New Roman" style:font-name-complex="Arial" fo:font-weight="bold" style:font-weight-asian="bold" fo:color="#000000" fo:font-size="12pt" style:font-size-asian="12pt" style:font-size-complex="12pt" style:language-asian="id" style:country-asian="ID"/>
    </style:style>
    <style:style style:name="P69" style:parent-style-name="ListParagraph" style:family="paragraph">
      <style:paragraph-properties fo:text-align="justify" fo:margin-bottom="0.0694in" style:line-height-at-least="0.218in" fo:margin-left="0in" fo:background-color="#FFFFFF">
        <style:tab-stops/>
      </style:paragraph-properties>
    </style:style>
    <style:style style:name="T70"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P71" style:parent-style-name="Standard" style:family="paragraph">
      <style:paragraph-properties fo:text-align="justify" fo:margin-bottom="0.0694in" style:line-height-at-least="0.218in" fo:background-color="#FFFFFF"/>
    </style:style>
    <style:style style:name="T72"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T73" style:parent-style-name="DefaultParagraphFont" style:family="text">
      <style:text-properties style:font-name-asian="Times New Roman" style:font-name-complex="Arial" fo:color="#000080" fo:font-size="12pt" style:font-size-asian="12pt" style:font-size-complex="12pt" style:language-asian="id" style:country-asian="ID"/>
    </style:style>
    <style:style style:name="T74" style:parent-style-name="DefaultParagraphFont" style:family="text">
      <style:text-properties style:font-name-asian="Times New Roman" style:font-name-complex="Arial" fo:color="#000080" fo:font-size="12pt" style:font-size-asian="12pt" style:font-size-complex="12pt" style:language-asian="id" style:country-asian="ID"/>
    </style:style>
    <style:style style:name="T75"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P76" style:parent-style-name="Standard" style:family="paragraph">
      <style:paragraph-properties fo:text-align="justify" fo:margin-bottom="0.0694in" style:line-height-at-least="0.218in" fo:background-color="#FFFFFF"/>
    </style:style>
    <style:style style:name="T77"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P78" style:parent-style-name="Standard" style:family="paragraph">
      <style:paragraph-properties fo:text-align="justify" fo:margin-bottom="0.0694in" style:line-height-at-least="0.218in" fo:background-color="#FFFFFF"/>
    </style:style>
    <style:style style:name="T79"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P80" style:parent-style-name="Standard" style:family="paragraph">
      <style:paragraph-properties fo:text-align="justify" fo:margin-bottom="0.0694in" style:line-height-at-least="0.218in" fo:background-color="#FFFFFF"/>
    </style:style>
    <style:style style:name="T81"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P82" style:parent-style-name="Standard" style:family="paragraph">
      <style:paragraph-properties fo:text-align="justify" fo:margin-bottom="0.0694in" style:line-height-at-least="0.218in" fo:background-color="#FFFFFF"/>
    </style:style>
    <style:style style:name="T83"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T84"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P85" style:parent-style-name="Standard" style:family="paragraph">
      <style:paragraph-properties fo:text-align="justify" fo:margin-bottom="0.0694in" style:line-height-at-least="0.218in" fo:background-color="#FFFFFF"/>
    </style:style>
    <style:style style:name="T86"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P87" style:parent-style-name="Standard" style:family="paragraph">
      <style:paragraph-properties fo:text-align="justify" fo:margin-bottom="0.0694in" style:line-height-at-least="0.218in" fo:background-color="#FFFFFF"/>
    </style:style>
    <style:style style:name="T88" style:parent-style-name="inline_title" style:family="text">
      <style:text-properties style:font-name-asian="Times New Roman" style:font-name-complex="Arial" fo:color="#000000" fo:font-size="12pt" style:font-size-asian="12pt" style:font-size-complex="12pt" style:language-asian="id" style:country-asian="ID"/>
    </style:style>
    <style:style style:name="P89" style:parent-style-name="Standard" style:family="paragraph">
      <style:paragraph-properties fo:text-align="justify" fo:margin-bottom="0.0694in" style:line-height-at-least="0.218in" fo:background-color="#FFFFFF"/>
    </style:style>
    <style:style style:name="T90" style:parent-style-name="inline_title" style:family="text">
      <style:text-properties style:font-name-asian="Times New Roman" style:font-name-complex="Arial" fo:color="#000000" fo:font-size="12pt" style:font-size-asian="12pt" style:font-size-complex="12pt" style:language-asian="id" style:country-asian="ID"/>
    </style:style>
    <style:style style:name="P91" style:parent-style-name="Standard" style:family="paragraph">
      <style:paragraph-properties fo:text-align="justify" fo:margin-bottom="0.0694in" style:line-height-at-least="0.218in" fo:background-color="#FFFFFF"/>
    </style:style>
    <style:style style:name="P92" style:parent-style-name="Standard" style:family="paragraph">
      <style:paragraph-properties fo:text-align="center" fo:margin-bottom="0.0694in" style:line-height-at-least="0.218in" fo:background-color="#FFFFFF"/>
    </style:style>
    <style:style style:name="T93" style:parent-style-name="inline_title" style:family="text">
      <style:text-properties style:font-name-asian="Times New Roman" style:font-name-complex="Arial" fo:font-weight="bold" style:font-weight-asian="bold" style:font-weight-complex="bold" fo:color="#000000" fo:font-size="12pt" style:font-size-asian="12pt" style:font-size-complex="12pt" style:language-asian="id" style:country-asian="ID"/>
    </style:style>
    <style:style style:name="P94" style:parent-style-name="NormalWeb" style:family="paragraph">
      <style:paragraph-properties fo:text-align="justify" fo:text-indent="0.5in"/>
    </style:style>
    <style:style style:name="T95" style:parent-style-name="inline_title" style:family="text">
      <style:text-properties style:font-name="Calibri"/>
    </style:style>
    <style:style style:name="T96" style:parent-style-name="DefaultParagraphFont" style:family="text">
      <style:text-properties style:font-name="Calibri"/>
    </style:style>
    <style:style style:name="T97" style:parent-style-name="DefaultParagraphFont" style:family="text">
      <style:text-properties style:font-name="Calibri"/>
    </style:style>
    <style:style style:name="T98" style:parent-style-name="DefaultParagraphFont" style:family="text">
      <style:text-properties style:font-name="Calibri"/>
    </style:style>
    <style:style style:name="T99" style:parent-style-name="DefaultParagraphFont" style:family="text">
      <style:text-properties style:font-name="Calibri" fo:color="#C00000"/>
    </style:style>
    <style:style style:name="P100" style:parent-style-name="NormalWeb" style:family="paragraph">
      <style:paragraph-properties fo:text-align="justify" fo:text-indent="0.5in"/>
    </style:style>
    <style:style style:name="T101" style:parent-style-name="DefaultParagraphFont" style:family="text">
      <style:text-properties style:font-name="Calibri" fo:color="#000000" fo:language="en" fo:country="US"/>
    </style:style>
    <style:style style:name="T102" style:parent-style-name="DefaultParagraphFont" style:family="text">
      <style:text-properties style:font-name="Calibri" fo:font-style="italic" style:font-style-asian="italic" style:font-style-complex="italic" fo:color="#000000" fo:language="en" fo:country="US"/>
    </style:style>
    <style:style style:name="T103" style:parent-style-name="DefaultParagraphFont" style:family="text">
      <style:text-properties style:font-name="Calibri" fo:color="#000000" fo:language="en" fo:country="US"/>
    </style:style>
    <style:style style:name="T104" style:parent-style-name="DefaultParagraphFont" style:family="text">
      <style:text-properties style:font-name="Calibri" fo:color="#000000"/>
    </style:style>
    <style:style style:name="T105" style:parent-style-name="DefaultParagraphFont" style:family="text">
      <style:text-properties style:font-name="Calibri" fo:color="#000000"/>
    </style:style>
    <style:style style:name="T106" style:parent-style-name="DefaultParagraphFont" style:family="text">
      <style:text-properties style:font-name="Calibri"/>
    </style:style>
    <style:style style:name="T107" style:parent-style-name="DefaultParagraphFont" style:family="text">
      <style:text-properties style:font-name="Calibri" fo:language="en" fo:country="US"/>
    </style:style>
    <style:style style:name="T108" style:parent-style-name="DefaultParagraphFont" style:family="text">
      <style:text-properties style:font-name="Calibri"/>
    </style:style>
    <style:style style:name="T109" style:parent-style-name="DefaultParagraphFont" style:family="text">
      <style:text-properties style:font-name="Calibri" fo:color="#000000"/>
    </style:style>
    <style:style style:name="T110" style:parent-style-name="DefaultParagraphFont" style:family="text">
      <style:text-properties style:font-name="Calibri" fo:color="#000000"/>
    </style:style>
    <style:style style:name="T111" style:parent-style-name="DefaultParagraphFont" style:family="text">
      <style:text-properties style:font-name="Calibri"/>
    </style:style>
    <style:style style:name="T112" style:parent-style-name="DefaultParagraphFont" style:family="text">
      <style:text-properties style:font-name="Calibri"/>
    </style:style>
    <style:style style:name="T113" style:parent-style-name="DefaultParagraphFont" style:family="text">
      <style:text-properties style:font-name="Calibri" fo:language="en" fo:country="US"/>
    </style:style>
    <style:style style:name="T114" style:parent-style-name="DefaultParagraphFont" style:family="text">
      <style:text-properties style:font-name="Calibri"/>
    </style:style>
    <style:style style:name="T115" style:parent-style-name="DefaultParagraphFont" style:family="text">
      <style:text-properties style:font-name="Calibri"/>
    </style:style>
    <style:style style:name="T116" style:parent-style-name="DefaultParagraphFont" style:family="text">
      <style:text-properties style:font-name="Calibri"/>
    </style:style>
    <style:style style:name="P117" style:parent-style-name="NormalWeb" style:family="paragraph">
      <style:paragraph-properties fo:text-align="justify" fo:text-indent="0.5in"/>
    </style:style>
    <style:style style:name="T118" style:parent-style-name="DefaultParagraphFont" style:family="text">
      <style:text-properties style:font-name="Calibri"/>
    </style:style>
    <style:style style:name="T119" style:parent-style-name="DefaultParagraphFont" style:family="text">
      <style:text-properties style:font-name="Calibri"/>
    </style:style>
    <style:style style:name="P120" style:parent-style-name="NormalWeb" style:family="paragraph">
      <style:paragraph-properties fo:text-align="justify"/>
    </style:style>
    <style:style style:name="T121" style:parent-style-name="DefaultParagraphFont" style:family="text">
      <style:text-properties style:font-name="Calibri"/>
    </style:style>
    <style:style style:name="P122" style:parent-style-name="Standard" style:family="paragraph">
      <style:paragraph-properties fo:text-align="justify" fo:margin-bottom="0.0694in" style:line-height-at-least="0.218in" fo:background-color="#FFFFFF"/>
      <style:text-properties style:font-name-asian="Times New Roman" style:font-name-complex="Arial" fo:font-weight="bold" style:font-weight-asian="bold" fo:font-size="12pt" style:font-size-asian="12pt" style:font-size-complex="12pt" style:language-asian="id" style:country-asian="ID"/>
    </style:style>
    <style:style style:name="P123" style:parent-style-name="Standard" style:family="paragraph">
      <style:paragraph-properties fo:text-align="justify"/>
      <style:text-properties style:font-name-asian="Times New Roman" style:font-name-complex="Arial" fo:font-weight="bold" style:font-weight-asian="bold" fo:font-size="12pt" style:font-size-asian="12pt" style:font-size-complex="12pt" style:language-asian="id" style:country-asian="ID"/>
    </style:style>
    <style:style style:name="P124" style:parent-style-name="Standard" style:family="paragraph">
      <style:paragraph-properties fo:break-before="page" fo:margin-bottom="0.0694in" style:line-height-at-least="0.218in" fo:background-color="#FFFFFF"/>
    </style:style>
    <style:style style:name="T125" style:parent-style-name="DefaultParagraphFont" style:family="text">
      <style:text-properties style:font-name-asian="Times New Roman" style:font-name-complex="Arial" fo:font-weight="bold" style:font-weight-asian="bold" fo:font-size="12pt" style:font-size-asian="12pt" style:font-size-complex="12pt" style:language-asian="id" style:country-asian="ID"/>
    </style:style>
    <style:style style:name="P126" style:parent-style-name="Standard" style:family="paragraph">
      <style:paragraph-properties fo:margin-bottom="0.0694in" style:line-height-at-least="0.218in" fo:background-color="#FFFFFF"/>
    </style:style>
    <style:style style:name="T127" style:parent-style-name="DefaultParagraphFont" style:family="text">
      <style:text-properties style:font-name-asian="Times New Roman" style:font-name-complex="Arial" fo:font-size="12pt" style:font-size-asian="12pt" style:font-size-complex="12pt" style:language-asian="id" style:country-asian="ID"/>
    </style:style>
    <style:style style:name="P128" style:parent-style-name="Standard" style:family="paragraph">
      <style:paragraph-properties fo:margin-bottom="0.0694in" style:line-height-at-least="0.218in" fo:background-color="#FFFFFF"/>
    </style:style>
    <style:style style:name="T129" style:parent-style-name="DefaultParagraphFont" style:family="text">
      <style:text-properties style:font-name-asian="Times New Roman" style:font-name-complex="Arial" fo:font-size="12pt" style:font-size-asian="12pt" style:font-size-complex="12pt" style:language-asian="id" style:country-asian="ID"/>
    </style:style>
    <style:style style:name="T130" style:parent-style-name="DefaultParagraphFont" style:family="text">
      <style:text-properties style:font-name-asian="Times New Roman" style:font-name-complex="Arial" fo:color="#000080" fo:font-size="12pt" style:font-size-asian="12pt" style:font-size-complex="12pt" style:language-asian="id" style:country-asian="ID"/>
    </style:style>
    <style:style style:name="T131" style:parent-style-name="DefaultParagraphFont" style:family="text">
      <style:text-properties style:font-name-asian="Times New Roman" style:font-name-complex="Arial" fo:color="#000080" fo:font-size="12pt" style:font-size-asian="12pt" style:font-size-complex="12pt" fo:language="en" fo:country="US" style:language-asian="id" style:country-asian="ID"/>
    </style:style>
    <style:style style:name="T132" style:parent-style-name="DefaultParagraphFont" style:family="text">
      <style:text-properties style:font-name-asian="Times New Roman" style:font-name-complex="Arial" fo:color="#000080" fo:font-size="12pt" style:font-size-asian="12pt" style:font-size-complex="12pt" style:language-asian="id" style:country-asian="ID"/>
    </style:style>
    <style:style style:name="P133" style:parent-style-name="Standard" style:family="paragraph">
      <style:paragraph-properties fo:margin-bottom="0.0694in" style:line-height-at-least="0.218in" fo:background-color="#FFFFFF"/>
    </style:style>
    <style:style style:name="T134"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T135" style:parent-style-name="DefaultParagraphFont" style:family="text">
      <style:text-properties style:font-name-asian="Times New Roman" style:font-name-complex="Arial" fo:color="#000000" fo:font-size="12pt" style:font-size-asian="12pt" style:font-size-complex="12pt" fo:language="en" fo:country="US" style:language-asian="id" style:country-asian="ID"/>
    </style:style>
    <style:style style:name="T136"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T137"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P138" style:parent-style-name="Standard" style:family="paragraph">
      <style:paragraph-properties fo:margin-bottom="0.0694in" style:line-height-at-least="0.218in" fo:background-color="#FFFFFF"/>
    </style:style>
    <style:style style:name="T139"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P140" style:parent-style-name="Standard" style:family="paragraph">
      <style:paragraph-properties fo:margin-bottom="0.0694in" style:line-height-at-least="0.218in" fo:background-color="#FFFFFF"/>
    </style:style>
    <style:style style:name="T141"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P142" style:parent-style-name="Standard" style:family="paragraph">
      <style:paragraph-properties fo:margin-bottom="0.0694in" style:line-height-at-least="0.218in" fo:background-color="#FFFFFF"/>
    </style:style>
    <style:style style:name="T143"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P144" style:parent-style-name="Standard" style:family="paragraph">
      <style:paragraph-properties fo:margin-bottom="0.0694in" style:line-height-at-least="0.218in" fo:background-color="#FFFFFF"/>
    </style:style>
    <style:style style:name="T145"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P146" style:parent-style-name="Standard" style:family="paragraph">
      <style:paragraph-properties fo:margin-bottom="0.0694in" style:line-height-at-least="0.218in" fo:background-color="#FFFFFF"/>
    </style:style>
    <style:style style:name="T147"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T148" style:parent-style-name="DefaultParagraphFont" style:family="text">
      <style:text-properties style:font-name-asian="Times New Roman" style:font-name-complex="Arial" fo:color="#000000" fo:font-size="12pt" style:font-size-asian="12pt" style:font-size-complex="12pt" style:language-asian="id" style:country-asian="ID"/>
    </style:style>
    <style:style style:name="P149" style:parent-style-name="Standard" style:family="paragraph">
      <style:paragraph-properties fo:text-align="center" fo:margin-bottom="0.0694in" style:line-height-at-least="0.218in" fo:background-color="#FFFFFF"/>
      <style:text-properties fo:font-size="12pt" style:font-size-asian="12pt" style:font-size-complex="12pt"/>
    </style:style>
    <style:style style:name="P150" style:parent-style-name="Standard" style:family="paragraph">
      <style:paragraph-properties fo:text-align="center" fo:margin-bottom="0.0694in" style:line-height-at-least="0.218in" fo:background-color="#FFFFFF"/>
    </style:style>
    <style:style style:name="T151" style:parent-style-name="DefaultParagraphFont" style:family="text">
      <style:text-properties style:font-name-asian="Times New Roman" style:font-name-complex="Arial" fo:font-weight="bold" style:font-weight-asian="bold" fo:font-size="12pt" style:font-size-asian="12pt" style:font-size-complex="12pt" style:language-asian="id" style:country-asian="ID"/>
    </style:style>
    <style:style style:name="T152" style:parent-style-name="DefaultParagraphFont" style:family="text">
      <style:text-properties style:font-name-complex="Arial" fo:font-size="12pt" style:font-size-asian="12pt" style:font-size-complex="12pt"/>
    </style:style>
    <style:style style:name="T153" style:parent-style-name="DefaultParagraphFont" style:family="text">
      <style:text-properties style:font-name-complex="Arial" fo:font-size="12pt" style:font-size-asian="12pt" style:font-size-complex="12pt"/>
    </style:style>
    <style:style style:name="T154" style:parent-style-name="DefaultParagraphFont" style:family="text">
      <style:text-properties style:font-name-asian="Times New Roman" style:font-name-complex="Arial" fo:color="#FF0000" fo:font-size="12pt" style:font-size-asian="12pt" style:font-size-complex="12pt" style:language-asian="id" style:country-asian="ID"/>
    </style:style>
    <style:style style:name="T155" style:parent-style-name="DefaultParagraphFont" style:family="text">
      <style:text-properties style:font-name-asian="Times New Roman" style:font-name-complex="Arial" fo:color="#FF0000" fo:font-size="12pt" style:font-size-asian="12pt" style:font-size-complex="12pt" fo:language="en" fo:country="US" style:language-asian="id" style:country-asian="ID"/>
    </style:style>
    <style:style style:name="T156" style:parent-style-name="DefaultParagraphFont" style:family="text">
      <style:text-properties style:font-name-asian="Times New Roman" style:font-name-complex="Arial" fo:color="#FF0000" fo:font-size="12pt" style:font-size-asian="12pt" style:font-size-complex="12pt" style:language-asian="id" style:country-asian="ID"/>
    </style:style>
    <style:style style:name="T157" style:parent-style-name="DefaultParagraphFont" style:family="text">
      <style:text-properties style:font-name-asian="Times New Roman" style:font-name-complex="Arial" fo:color="#FF0000" fo:font-size="12pt" style:font-size-asian="12pt" style:font-size-complex="12pt" style:language-asian="id" style:country-asian="ID"/>
    </style:style>
    <style:style style:name="T158" style:parent-style-name="DefaultParagraphFont" style:family="text">
      <style:text-properties style:font-name-asian="Times New Roman" style:font-name-complex="Arial" fo:color="#FF0000" fo:font-size="12pt" style:font-size-asian="12pt" style:font-size-complex="12pt" fo:language="en" fo:country="US" style:language-asian="id" style:country-asian="ID"/>
    </style:style>
    <style:style style:name="T159" style:parent-style-name="DefaultParagraphFont" style:family="text">
      <style:text-properties style:font-name-complex="Arial" fo:font-size="12pt" style:font-size-asian="12pt" style:font-size-complex="12pt"/>
    </style:style>
    <style:style style:name="T160" style:parent-style-name="DefaultParagraphFont" style:family="text">
      <style:text-properties style:font-name-complex="Arial" fo:font-size="12pt" style:font-size-asian="12pt" style:font-size-complex="12pt"/>
    </style:style>
    <style:style style:name="T161" style:parent-style-name="DefaultParagraphFont" style:family="text">
      <style:text-properties style:font-name-complex="Arial" fo:color="#FFFFFF" fo:font-size="12pt" style:font-size-asian="12pt" style:font-size-complex="12pt"/>
    </style:style>
    <style:style style:name="T162" style:parent-style-name="DefaultParagraphFont" style:family="text">
      <style:text-properties style:font-name-complex="Arial" fo:font-size="12pt" style:font-size-asian="12pt" style:font-size-complex="12pt"/>
    </style:style>
    <style:style style:name="T163" style:parent-style-name="DefaultParagraphFont" style:family="text">
      <style:text-properties style:font-name-complex="Arial" fo:font-size="12pt" style:font-size-asian="12pt" style:font-size-complex="12pt"/>
    </style:style>
    <style:style style:name="T164" style:parent-style-name="DefaultParagraphFont" style:family="text">
      <style:text-properties style:font-name-complex="Arial" fo:font-size="12pt" style:font-size-asian="12pt" style:font-size-complex="12pt" fo:language="en" fo:country="US"/>
    </style:style>
    <style:style style:name="T165" style:parent-style-name="DefaultParagraphFont" style:family="text">
      <style:text-properties style:font-name-complex="Arial" fo:font-size="12pt" style:font-size-asian="12pt" style:font-size-complex="12pt" fo:language="en" fo:country="US"/>
    </style:style>
    <style:style style:name="P166" style:parent-style-name="Standard" style:family="paragraph">
      <style:paragraph-properties fo:text-indent="0.5in"/>
      <style:text-properties style:font-name-complex="Arial" fo:font-size="12pt" style:font-size-asian="12pt" style:font-size-complex="12pt"/>
    </style:style>
    <style:style style:name="P167" style:parent-style-name="Standard" style:family="paragraph">
      <style:text-properties style:font-name-complex="Arial" fo:font-size="12pt" style:font-size-asian="12pt" style:font-size-complex="12pt" fo:language="en" fo:country="US"/>
    </style:style>
    <style:style style:name="P168" style:parent-style-name="Standard" style:family="paragraph">
      <style:text-properties style:font-name-complex="Arial" fo:font-size="12pt" style:font-size-asian="12pt" style:font-size-complex="12pt" fo:language="en" fo:country="US"/>
    </style:style>
    <style:style style:name="P169" style:parent-style-name="Standard" style:family="paragraph">
      <style:text-properties style:font-name-complex="Arial" fo:font-size="12pt" style:font-size-asian="12pt" style:font-size-complex="12pt" fo:language="en" fo:country="US"/>
    </style:style>
    <style:style style:name="P170" style:parent-style-name="Standard" style:family="paragraph">
      <style:text-properties style:font-name-complex="Arial" fo:font-size="12pt" style:font-size-asian="12pt" style:font-size-complex="12pt" fo:language="en" fo:country="US"/>
    </style:style>
    <style:style style:name="P171" style:parent-style-name="Standard" style:family="paragraph">
      <style:text-properties style:font-name-complex="Arial" fo:font-size="12pt" style:font-size-asian="12pt" style:font-size-complex="12pt" fo:language="en" fo:country="US"/>
    </style:style>
    <style:style style:name="P172" style:parent-style-name="Standard" style:family="paragraph">
      <style:text-properties style:font-name-complex="Arial" fo:font-size="12pt" style:font-size-asian="12pt" style:font-size-complex="12pt" fo:language="en" fo:country="US"/>
    </style:style>
    <style:style style:name="P173" style:parent-style-name="Standard" style:family="paragraph">
      <style:text-properties style:font-name-complex="Arial" fo:font-size="12pt" style:font-size-asian="12pt" style:font-size-complex="12pt" fo:language="en" fo:country="US"/>
    </style:style>
    <style:style style:name="P174" style:parent-style-name="Standard" style:family="paragraph">
      <style:text-properties style:font-name-complex="Arial" fo:font-size="12pt" style:font-size-asian="12pt" style:font-size-complex="12pt" fo:language="en" fo:country="US"/>
    </style:style>
    <style:style style:name="P175" style:parent-style-name="Standard" style:family="paragraph">
      <style:text-properties style:font-name-complex="Arial" fo:font-size="12pt" style:font-size-asian="12pt" style:font-size-complex="12pt" fo:language="en" fo:country="US"/>
    </style:style>
    <style:style style:name="P176" style:parent-style-name="Standard" style:family="paragraph">
      <style:text-properties style:font-name-complex="Arial" fo:font-size="12pt" style:font-size-asian="12pt" style:font-size-complex="12pt" fo:language="en" fo:country="US"/>
    </style:style>
    <style:style style:name="P177" style:parent-style-name="Standard" style:family="paragraph">
      <style:text-properties style:font-name-complex="Arial" fo:font-size="12pt" style:font-size-asian="12pt" style:font-size-complex="12pt" fo:language="en" fo:country="US"/>
    </style:style>
    <style:style style:name="P178" style:parent-style-name="Standard" style:family="paragraph">
      <style:text-properties style:font-name-complex="Arial" fo:font-size="12pt" style:font-size-asian="12pt" style:font-size-complex="12pt" fo:language="en" fo:country="US"/>
    </style:style>
    <style:style style:name="P179" style:parent-style-name="Standard" style:family="paragraph">
      <style:text-properties style:font-name-complex="Arial" fo:font-size="12pt" style:font-size-asian="12pt" style:font-size-complex="12pt" fo:language="en" fo:country="US"/>
    </style:style>
    <style:style style:name="P180" style:parent-style-name="Standard" style:family="paragraph">
      <style:text-properties style:font-name-complex="Arial" fo:font-size="12pt" style:font-size-asian="12pt" style:font-size-complex="12pt" fo:language="en" fo:country="US"/>
    </style:style>
    <style:style style:name="P181" style:parent-style-name="Standard" style:family="paragraph">
      <style:paragraph-properties fo:text-align="justify"/>
      <style:text-properties fo:font-size="12pt" style:font-size-asian="12pt" style:font-size-complex="12pt"/>
    </style:style>
  </office:automatic-styles>
  <office:body>
    <office:text text:use-soft-page-breaks="true">
      <text:h text:style-name="P1" text:outline-level="1"><text:span text:style-name="T2">OUTLINE</text:span></text:h>
      <text:p text:style-name="P3"><text:span text:style-name="T4">I. Introduction <text:s text:c="5"/></text:span></text:p>
      <text:p text:style-name="P5"><text:span text:style-name="T6">Thesis statement:<text:s/></text:span><text:span text:style-name="T7">However, there are several fun facts that you may not know about Albert Einstein. <text:s/></text:span></text:p>
      <text:p text:style-name="P8"><text:span text:style-name="T9">II. Body: Details of fun facts about Einstein</text:span></text:p>
      <text:p text:style-name="P10"><text:span text:style-name="T11">A. Supporting idea<text:s/></text:span><text:span text:style-name="T12">1</text:span><text:span text:style-name="T13">: Israel's president candidacy</text:span></text:p>
      <text:p text:style-name="P14"><text:span text:style-name="T15">B</text:span><text:span text:style-name="T16">.<text:s/></text:span><text:span text:style-name="T17">Supporting idea<text:s/></text:span><text:span text:style-name="T18">2</text:span><text:span text:style-name="T19">: Einstein feeling on atomic bomb</text:span></text:p>
      <text:p text:style-name="P20"><text:span text:style-name="T21">C.<text:s/></text:span><text:span text:style-name="T22">Supporting idea<text:s/></text:span><text:span text:style-name="T23">3</text:span><text:span text:style-name="T24">: Einstein mental retardation</text:span></text:p>
      <text:p text:style-name="P25"><text:span text:style-name="T26">D</text:span><text:span text:style-name="T27">. Supporting idea<text:s/></text:span><text:span text:style-name="T28">4:</text:span><text:span text:style-name="T29"><text:s/>Einstein favorite subjects</text:span></text:p>
      <text:p text:style-name="P30"><text:span text:style-name="T31">III. Conclusion:</text:span></text:p>
      <text:p text:style-name="P32"><text:span text:style-name="T33">Restatement: the genius and influence of Einstein</text:span></text:p>
      <text:h text:style-name="P34" text:outline-level="1"/>
      <text:h text:style-name="P35" text:outline-level="1"><text:span text:style-name="T36">ALBERT EINSTEIN</text:span></text:h>
      <text:h text:style-name="P37" text:outline-level="1"/>
      <text:p text:style-name="P38"><text:span text:style-name="T39"><text:tab/>Albert<text:s/></text:span><text:span text:style-name="T40">Einstein is considered one of the greatest scientists and geniuses of all time. He was the one who discovered the scientific formula E=MC2 which stands for energy and mass. He won a Nobel Peace Prize in 1921 for his work in Physics, and <text:s/>was a major player</text:span><text:span text:style-name="T41"><text:s/>in the making of the Atomic Bomb that helped to put an end to World War II.<text:s/></text:span><text:span text:style-name="T42"><text:s/></text:span><text:span text:style-name="T43">However, there are several fun facts that you may not know about Albert Einstein.</text:span></text:p>
      <text:p text:style-name="P44"><text:span text:style-name="T45"><text:tab/></text:span><text:span text:style-name="T46">One interesting tidbit about Albert Einstein is<text:s/></text:span><text:span text:style-name="T47">w</text:span><text:span text:style-name="T48">hen Israel was established as a country in<text:s/></text:span><text:span text:style-name="T49">1952, many citizens of the newly developed country wanted Albert Einstein to be their president, but he turned them down. Albert Einstein was very ashamed and sadden over the fact that he played a major role in the creation of a very dangerous weapon calle</text:span><text:span text:style-name="T50">d the Atomic Bomb. Another<text:s/></text:span><text:span text:style-name="T51">example of interesting fact</text:span><text:span text:style-name="T52"><text:s/>about Albert Einstein is that</text:span><text:span text:style-name="T53"><text:s/>m</text:span><text:span text:style-name="T54">any individuals do not know that Albert Einstein had an extremely large head when he was born and many doctors believed that due to his big head he may suffer from mental</text:span><text:span text:style-name="T55"><text:s/>retardation.<text:s/></text:span><text:span text:style-name="T56">Michio Kaku (2015) wrote a short biography in<text:s/></text:span><text:span text:style-name="T57">Britannica Encyclopedia</text:span><text:span text:style-name="T58"><text:s/></text:span><text:span text:style-name="T59">entitled “Albert Einstein” that Einstein’s<text:s/></text:span><text:span text:style-name="T60">favorite subjects from grade school to college were philosophy and geometry, and he loved and admired music and nature.</text:span></text:p>
      <text:p text:style-name="P61"><text:span text:style-name="T62"><text:tab/>Albert E</text:span><text:span text:style-name="T63">instein will continue to be a great influence in the field of science and physics. He used his gifts and talents to make the world a better place for all human beings.</text:span></text:p>
      <text:p text:style-name="P64"><text:span text:style-name="T65">----------</text:span></text:p>
      <text:soft-page-break/>
      <text:h text:style-name="P66" text:outline-level="1"><text:span text:style-name="T67"><text:s/></text:span><text:span text:style-name="T68">OUTLINE</text:span></text:h>
      <text:p text:style-name="P69"><text:span text:style-name="T70">I. Introduction <text:s text:c="5"/></text:span></text:p>
      <text:p text:style-name="P71"><text:span text:style-name="T72">Thesis statement:<text:s/></text:span><text:span text:style-name="T73">Today biology is subdivided<text:s/></text:span><text:span text:style-name="T74">into hierarchies based on the molecule, the cell, the organism, and the population.</text:span><text:span text:style-name="T75"><text:s text:c="2"/></text:span></text:p>
      <text:p text:style-name="P76"><text:span text:style-name="T77">II. Body: Definition/scope of subdivisions in Biology</text:span></text:p>
      <text:p text:style-name="P78"><text:span text:style-name="T79">A. Supporting idea 1: molecular biology</text:span></text:p>
      <text:p text:style-name="P80"><text:span text:style-name="T81">B. Supporting idea 2: cellular biology</text:span></text:p>
      <text:p text:style-name="P82"><text:span text:style-name="T83">C. Supporting idea 3: organismal biol</text:span><text:span text:style-name="T84">ogy</text:span></text:p>
      <text:p text:style-name="P85"><text:span text:style-name="T86">D. Supporting idea 4: population biology</text:span></text:p>
      <text:p text:style-name="P87"><text:span text:style-name="T88">III. Conclusion</text:span></text:p>
      <text:p text:style-name="P89"><text:span text:style-name="T90">Prediction: shifting of subdivisions of biology</text:span></text:p>
      <text:p text:style-name="P91"/>
      <text:p text:style-name="P92"><text:span text:style-name="T93">BIOLOGY</text:span></text:p>
      <text:p text:style-name="P94"><text:span text:style-name="T95">Biology</text:span><text:span text:style-name="T96"><text:s/>is the science of life. The term was introduced in Germany in 1800 and popularized by the French naturalist<text:s/></text:span><text:span text:style-name="T97">Jean-Baptiste de Lamarck as a means of encompassing the growing number of disciplines involved with the study of living forms. The limits of the science, however, have always been difficult to determine, and as the scope of biology has shifted over the yea</text:span><text:span text:style-name="T98">rs, its subject areas have been changed and reorganized.<text:s/></text:span><text:span text:style-name="T99">Today biology is subdivided into hierarchies based on the molecule, the cell, the organism, and the population.</text:span></text:p>
      <text:p text:style-name="P100"><text:span text:style-name="T101">Released in<text:s/></text:span><text:span text:style-name="T102">Encarta<text:s/></text:span><text:span text:style-name="T103">(2009), John Tyler Bonner explained each subdivisions of Biology.<text:s/></text:span><text:span text:style-name="T104">M</text:span><text:span text:style-name="T105">olecular biology</text:span><text:span text:style-name="T106">, which spans biophysics and biochemistry, has made the most fundamental contributions to modern biology</text:span><text:span text:style-name="T107">; much</text:span><text:span text:style-name="T108"><text:s/>is now known about the structure and action of nucleic acids and protein, the key molecules of all living matter.<text:s/></text:span><text:span text:style-name="T109">Cellular biolog</text:span><text:span text:style-name="T110">y</text:span><text:span text:style-name="T111"><text:s/>is closely linked with molecular biology. To understand the functions of the cell—the basic structural unit of living matter—cell biologists study its components on the molecular level. Organismal biology, in turn, is related to cellular biology, because</text:span><text:span text:style-name="T112"><text:s/>the life functions of multicellular organisms are governed by the activities and interactions of their cellular component</text:span><text:span text:style-name="T113"><text:s/>that</text:span><text:span text:style-name="T114"><text:s/>includes their growth and development (developmental biology) and how they function (physiology). Population biology became firm</text:span><text:span text:style-name="T115">ly established as a major subdivision of biological studies in the 1970s. Central to this field is evolutionary biology and population genetics, the study of gene changes in populations, and ecology, the study of populations in their natural habitats, have</text:span><text:span text:style-name="T116"><text:s/>been established subject areas since the 1930s.</text:span></text:p>
      <text:p text:style-name="P117"><text:span text:style-name="T118">Biology also includes the study of humans at the molecular, cellular, and organismal levels. The boundaries and subdivisions of biology, however, are as fluid today as they have always been, and further shif</text:span><text:span text:style-name="T119">ts may be expected.</text:span></text:p>
      <text:p text:style-name="P120"><text:span text:style-name="T121">----------</text:span></text:p>
      <text:p text:style-name="P122"/>
      <text:p text:style-name="P123"/>
      <text:soft-page-break/>
      <text:p text:style-name="P124"><text:span text:style-name="T125">OUTLINE</text:span></text:p>
      <text:list text:style-name="LFO4" text:continue-numbering="true">
        <text:list-item>
          <text:p text:style-name="P126"><text:span text:style-name="T127">Introduction</text:span></text:p>
        </text:list-item>
      </text:list>
      <text:p text:style-name="P128"><text:span text:style-name="T129">Thesis statement: <text:s/></text:span><text:span text:style-name="T130">These arguments<text:s/></text:span><text:span text:style-name="T131">on rich countries should not help poor countries<text:s/></text:span><text:span text:style-name="T132">will be analysed prior to coming to a reasoned conclusion.</text:span></text:p>
      <text:list text:style-name="LFO4" text:continue-numbering="true">
        <text:list-item>
          <text:p text:style-name="P133"><text:span text:style-name="T134">Body: Arguments of rich countries should</text:span><text:span text:style-name="T135"><text:s/></text:span><text:span text:style-name="T136">not help poor<text:s/></text:span><text:span text:style-name="T137">countries</text:span></text:p>
        </text:list-item>
      </text:list>
      <text:p text:style-name="P138"><text:span text:style-name="T139">A. Supporting idea 1: rich countries tend to control poor countries</text:span></text:p>
      <text:p text:style-name="P140"><text:span text:style-name="T141">B. Supporting idea 2: bad administration of poorer countries</text:span></text:p>
      <text:p text:style-name="P142"><text:span text:style-name="T143">C. Supporting idea 3: poorer countries managed by corrupted government</text:span></text:p>
      <text:list text:style-name="LFO4" text:continue-numbering="true">
        <text:list-item>
          <text:p text:style-name="P144"><text:span text:style-name="T145">Conclusion</text:span></text:p>
        </text:list-item>
      </text:list>
      <text:p text:style-name="P146"><text:span text:style-name="T147">Suggestion: poorer countries should</text:span><text:span text:style-name="T148"><text:s/>manage themeselves</text:span></text:p>
      <text:p text:style-name="P149"/>
      <text:p text:style-name="P150"><text:span text:style-name="T151">POOR COUNTRIES SHOULD MANAGE THEMSELVES</text:span></text:p>
      <text:p text:style-name="Standard"><text:span text:style-name="T152"><text:tab/>It is true that many countries of this world are facing different types of problems, especially they have the lack of food and appropriate education. It is frequently believed that it is the<text:s/></text:span><text:span text:style-name="T153">responsibility of the richer country to provide these basic things to the poorer country. However, this serious issue is refuted by others.<text:s/></text:span><text:span text:style-name="T154">These arguments<text:s/></text:span><text:span text:style-name="T155">on rich countries should not help poor countries<text:s/></text:span><text:span text:style-name="T156">will be analysed prior to coming to a reasoned conc</text:span><text:span text:style-name="T157">lusion</text:span><text:span text:style-name="T158">.</text:span><text:span text:style-name="T159"><text:tab/>It is felt by many that the governments of the poorer countries should solve these dangerous problems for many reasons. Firstly, when the richer country gives money as a support for the poorer country, they also want to control the regimes of the p</text:span><text:span text:style-name="T160">oor countries, which may have brought the catastrophic effect on the underdeveloped country. Secondly, the administration of the poorer nation is not so experienced, so they maybe not able to properly utilise these supported things.</text:span><text:span text:style-name="T161"><text:s/></text:span><text:span text:style-name="T162">Finally, most governmen</text:span><text:span text:style-name="T163">ts of the poorer countries are corrupted, so there is a great risk to misuse these supported things.<text:s/></text:span><text:span text:style-name="T164">In fact, helping poor countries may cause hurt for all parties, as stated by a Nobel Laureate in economics, Angus Deaton, published by Washington Post (201</text:span><text:span text:style-name="T165">5).</text:span></text:p>
      <text:p text:style-name="P166">In conclusion, after conducting these analyses, it is clear that both points of view have logical arguments. However, the governments of the poorer countries should take the responsibility of their people. Otherwise, the richer country will control the<text:s/>poorer country.</text:p>
      <text:p text:style-name="P167"/>
      <text:p text:style-name="P168"/>
      <text:p text:style-name="P169"/>
      <text:p text:style-name="P170"/>
      <text:p text:style-name="P171"/>
      <text:soft-page-break/>
      <text:p text:style-name="P172">ESSAY<text:s/></text:p>
      <text:list text:style-name="LFO4" text:continue-numbering="true">
        <text:list-item>
          <text:list>
            <text:list-item>
              <text:p text:style-name="P173">Tema bebas</text:p>
            </text:list-item>
            <text:list-item>
              <text:p text:style-name="P174">Harus ada outline</text:p>
            </text:list-item>
            <text:list-item>
              <text:p text:style-name="P175">Harus ada thesis statement di kalimat terakhir paragraph I</text:p>
            </text:list-item>
            <text:list-item>
              <text:p text:style-name="P176">Harus menggunakan jenis-jenis paragaf yang sudah dipelajari *kecuali Process/Procedure dan Narration*</text:p>
            </text:list-item>
            <text:list-item>
              <text:p text:style-name="P177">Terdiri dari maksimal 3 paragraf</text:p>
            </text:list-item>
            <text:list-item>
              <text:p text:style-name="P178">Paragraf I : Introduction (maksimal 7 kalimat)</text:p>
            </text:list-item>
            <text:list-item>
              <text:p text:style-name="P179">Paragraf II: Body (maksimal 7 kalimat sudah termasuk argument/backing dan summary)</text:p>
            </text:list-item>
            <text:list-item>
              <text:p text:style-name="P180">Paragraf III: Conclusion (maksimal 5 kalimat)</text:p>
            </text:list-item>
          </text:list>
        </text:list-item>
      </text:list>
      <text:p text:style-name="P1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d" fo:country="ID"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24pt" style:font-size-asian="24pt" style:font-size-complex="24pt" style:language-asian="id" style:country-asian="I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NormalWeb" style:display-name="Normal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id" style:country-asian="ID"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id" style:country-asian="ID"/>
    </style:style>
    <style:style style:name="inline_title" style:display-name="inline_title" style:family="text" style:parent-style-name="DefaultParagraphFont"/>
    <style:style style:name="NumberingSymbols" style:display-name="Numbering Symbols" style:family="text"/>
    <text:list-style style:name="WWNum1" style:display-name="WWNum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3" style:display-name="WWNum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er</meta:initial-creator>
    <dc:creator>Sun Asih</dc:creator>
    <meta:creation-date>2019-11-08T02:59:00Z</meta:creation-date>
    <dc:date>2021-11-22T04:37:00Z</dc:date>
    <meta:print-date>2020-11-29T14:23:00Z</meta:print-date>
    <meta:template xlink:href="Normal" xlink:type="simple"/>
    <meta:editing-cycles>44</meta:editing-cycles>
    <meta:editing-duration>PT4248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3" meta:word-count="1008" meta:character-count="6747" meta:row-count="47" meta:non-whitespace-character-count="5752"/>
  </office:meta>
</office:document-meta>
</file>